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helvetica" svg:font-family="helvetica, sans-serif, arial"/>
    <style:font-face style:name="Lucida Sans1" svg:font-family="'Lucida Sans'" style:font-family-generic="swiss"/>
    <style:font-face style:name="Alef" svg:font-family="Alef" style:font-pitch="variable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34306"/>
    </style:style>
    <style:style style:name="P2" style:family="paragraph" style:parent-style-name="Standard">
      <style:text-properties fo:font-size="10pt" officeooo:paragraph-rsid="001d57a8" style:font-size-asian="10pt" style:font-size-complex="10pt"/>
    </style:style>
    <style:style style:name="P3" style:family="paragraph" style:parent-style-name="Standard">
      <style:text-properties officeooo:paragraph-rsid="001f2ab9"/>
    </style:style>
    <style:style style:name="P4" style:family="paragraph" style:parent-style-name="Text_20_body">
      <style:text-properties fo:font-variant="normal" fo:text-transform="none" fo:color="#125792" loext:opacity="100%" style:font-name="helvetica" fo:font-size="8.39999961853027pt" fo:letter-spacing="normal" fo:font-style="normal" fo:font-weight="normal" officeooo:paragraph-rsid="00134306" style:font-size-asian="10pt" style:font-size-complex="10pt"/>
    </style:style>
    <style:style style:name="P5" style:family="paragraph" style:parent-style-name="Text_20_body">
      <style:text-properties officeooo:paragraph-rsid="00216ff6"/>
    </style:style>
    <style:style style:name="T1" style:family="text">
      <style:text-properties officeooo:rsid="001206dd"/>
    </style:style>
    <style:style style:name="T2" style:family="text">
      <style:text-properties fo:font-variant="normal" fo:text-transform="none" fo:color="#125792" loext:opacity="100%" style:font-name="helvetica" fo:font-size="8.39999961853027pt" fo:letter-spacing="normal" fo:font-style="normal" fo:font-weight="normal"/>
    </style:style>
    <style:style style:name="T3" style:family="text">
      <style:text-properties fo:font-variant="normal" fo:text-transform="none" fo:color="#125792" loext:opacity="100%" style:font-name="helvetica" fo:letter-spacing="normal" fo:font-style="normal" fo:font-weight="normal"/>
    </style:style>
    <style:style style:name="T4" style:family="text">
      <style:text-properties fo:font-variant="normal" fo:text-transform="none" fo:color="#125792" loext:opacity="100%" style:font-name="helvetica" fo:font-size="10pt" fo:letter-spacing="normal" fo:font-style="normal" fo:font-weight="normal" style:font-size-asian="10pt" style:font-size-complex="10pt"/>
    </style:style>
    <style:style style:name="T5" style:family="text">
      <style:text-properties fo:font-variant="normal" fo:text-transform="none" fo:color="#125792" loext:opacity="100%" style:font-name="helvetica" fo:font-size="10pt" fo:letter-spacing="normal" fo:font-style="normal" fo:font-weight="normal" officeooo:rsid="001db5b1" style:font-size-asian="10pt" style:font-size-complex="10pt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bookmark text:name="navbar_project_title"/>Catching derived class</text:p>
      <text:p text:style-name="P4"/>
      <text:p text:style-name="P5"><text:span text:style-name="T4">#include&lt;iostream&gt;<text:line-break/>using namespace std;<text:line-break/>class B</text:span></text:p>
      <text:p text:style-name="P5"><text:span text:style-name="T4">{</text:span></text:p>
      <text:p text:style-name="P5"><text:span text:style-name="T4"><text:line-break/>};</text:span></text:p>
      <text:p text:style-name="P5"><text:span text:style-name="T4"><text:line-break/>class D:public B</text:span></text:p>
      <text:p text:style-name="P5"><text:span text:style-name="T4">{</text:span></text:p>
      <text:p text:style-name="P5"><text:span text:style-name="T4"><text:line-break/>};</text:span></text:p>
      <text:p text:style-name="P5"><text:span text:style-name="T4"><text:line-break/>int main()<text:line-break/>{</text:span></text:p>
      <text:p text:style-name="P5"><text:span text:style-name="T4"><text:line-break/> <text:s text:c="3"/>D derived;<text:line-break/> <text:s text:c="3"/>try{</text:span></text:p>
      <text:p text:style-name="P5"><text:span text:style-name="T4"><text:line-break/> <text:s text:c="3"/>throw derived;<text:line-break/> <text:s text:c="3"/>}</text:span></text:p>
      <text:p text:style-name="P5"><text:span text:style-name="T4"><text:line-break/> <text:s text:c="3"/>catch(B b){<text:line-break/> <text:s text:c="7"/>cout&lt;&lt;"Caught a base class.\n";</text:span></text:p>
      <text:p text:style-name="P5"><text:span text:style-name="T4"><text:line-break/> <text:s text:c="3"/>}</text:span></text:p>
      <text:p text:style-name="P5"><text:span text:style-name="T4"><text:line-break/> <text:s text:c="3"/>catch(D d)</text:span></text:p>
      <text:p text:style-name="P5"><text:span text:style-name="T4">{<text:line-break/> <text:s text:c="5"/>cout&lt;&lt;"This won't execute.\n";</text:span></text:p>
      <text:p text:style-name="P5"><text:span text:style-name="T4"><text:line-break/> <text:s text:c="3"/>}</text:span></text:p>
      <text:p text:style-name="P5"><text:span text:style-name="T4"><text:line-break/> <text:s text:c="3"/>return 0;</text:span></text:p>
      <text:p text:style-name="P5"><text:span text:style-name="T4"><text:line-break/>}<text:line-break/> <text:s text:c="3"/><text:line-break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helvetica" svg:font-family="helvetica, sans-serif, arial"/>
    <style:font-face style:name="Lucida Sans1" svg:font-family="'Lucida Sans'" style:font-family-generic="swiss"/>
    <style:font-face style:name="Alef" svg:font-family="Alef" style:font-pitch="variable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2T18:25:27.834000000</meta:creation-date>
    <dc:date>2022-02-02T20:11:41.368000000</dc:date>
    <meta:editing-duration>PT1H35M33S</meta:editing-duration>
    <meta:editing-cycles>23</meta:editing-cycles>
    <meta:generator>LibreOffice/7.1.8.1$Windows_X86_64 LibreOffice_project/e1f30c802c3269a1d052614453f260e49458c82c</meta:generator>
    <meta:document-statistic meta:table-count="0" meta:image-count="0" meta:object-count="0" meta:page-count="1" meta:paragraph-count="17" meta:word-count="42" meta:character-count="299" meta:non-whitespace-character-count="206"/>
  </office:meta>
</office:document-meta>
</file>